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34284672981478957" text:style-name="L1">
        <text:list-header>
          <text:p text:style-name="P1">Metoda radialna węzły-gałęzie w 3D</text:p>
        </text:list-header>
      </text:list>
      <text:list xml:id="list5440522349443712761" text:style-name="L2">
        <text:list-item>
          <text:p text:style-name="P2">usuwanie krawędzi,</text:p>
        </text:list-item>
        <text:list-item>
          <text:p text:style-name="P2">usuwanie wierzchołków(wraz z krawędziami)</text:p>
        </text:list-item>
        <text:list-item>
          <text:p text:style-name="P2">przearanżowanie grafu</text:p>
        </text:list-item>
        <text:list-item>
          <text:p text:style-name="P2">mozliwosc zmiany parametrow w gui (etykieta, kolor, czy jest korzeniem)</text:p>
        </text:list-item>
        <text:list-item>
          <text:p text:style-name="P2">zmiana parametrow gui widoczna tylko gdy wierzcholek jest wybrany</text:p>
        </text:list-item>
        <text:list-item>
          <text:p text:style-name="P2">poruszanie kamerą</text:p>
        </text:list-item>
        <text:list-item>
          <text:p text:style-name="P2">zapisz i odczyt dany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7M3S</meta:editing-duration>
    <meta:editing-cycles>7</meta:editing-cycles>
    <meta:generator>OpenOffice/4.1.1$Win32 OpenOffice.org_project/411m6$Build-9775</meta:generator>
    <dc:date>2015-01-09T22:54:34.99</dc:date>
    <meta:document-statistic meta:table-count="0" meta:image-count="0" meta:object-count="0" meta:page-count="1" meta:paragraph-count="8" meta:word-count="46" meta:character-count="297"/>
    <meta:user-defined meta:name="Info 1"/>
    <meta:user-defined meta:name="Info 2"/>
    <meta:user-defined meta:name="Info 3"/>
    <meta:user-defined meta:name="Info 4"/>
  </office:meta>
</office:document-meta>
</file>